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fo:background-color="transparent">
        <style:background-image/>
      </style:table-propertie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fo:background-color="transparent">
        <style:background-image/>
      </style:table-row-properties>
    </style:style>
    <style:style style:name="Tabla1.A1" style:family="table-cell">
      <style:table-cell-properties fo:background-color="#b4c7dc" fo:padding="0.097cm" fo:border-left="0.5pt solid #000000" fo:border-right="none" fo:border-top="0.5pt solid #000000" fo:border-bottom="0.5pt solid #000000">
        <style:background-image/>
      </style:table-cell-properties>
    </style:style>
    <style:style style:name="Tabla1.B1" style:family="table-cell">
      <style:table-cell-properties fo:background-color="#b4c7dc" fo:padding="0.097cm" fo:border="0.5pt solid #000000">
        <style:background-image/>
      </style:table-cell-properties>
    </style:style>
    <style:style style:name="Tabla1.A2" style:family="table-cell">
      <style:table-cell-properties fo:background-color="#dde8cb" fo:padding="0.097cm" fo:border-left="0.5pt solid #000000" fo:border-right="none" fo:border-top="none" fo:border-bottom="0.5pt solid #000000">
        <style:background-image/>
      </style:table-cell-properties>
    </style:style>
    <style:style style:name="Tabla1.B2" style:family="table-cell">
      <style:table-cell-properties fo:background-color="#dde8cb" fo:padding="0.097cm" fo:border-left="0.5pt solid #000000" fo:border-right="0.5pt solid #000000" fo:border-top="none" fo:border-bottom="0.5pt solid #000000">
        <style:background-image/>
      </style:table-cell-properties>
    </style:style>
    <style:style style:name="Tabla2" style:family="table">
      <style:table-properties style:width="17cm" table:align="margins" fo:background-color="transparent">
        <style:background-image/>
      </style:table-properties>
    </style:style>
    <style:style style:name="Tabla2.A" style:family="table-column">
      <style:table-column-properties style:column-width="8.5cm" style:rel-column-width="32767*"/>
    </style:style>
    <style:style style:name="Tabla2.1" style:family="table-row">
      <style:table-row-properties fo:background-color="transparent">
        <style:background-image/>
      </style:table-row-properties>
    </style:style>
    <style:style style:name="Tabla2.A1" style:family="table-cell">
      <style:table-cell-properties fo:background-color="#b4c7dc" fo:padding="0.097cm" fo:border-left="0.5pt solid #000000" fo:border-right="none" fo:border-top="0.5pt solid #000000" fo:border-bottom="0.5pt solid #000000">
        <style:background-image/>
      </style:table-cell-properties>
    </style:style>
    <style:style style:name="Tabla2.B1" style:family="table-cell">
      <style:table-cell-properties fo:background-color="#b4c7dc" fo:padding="0.097cm" fo:border="0.5pt solid #000000">
        <style:background-image/>
      </style:table-cell-properties>
    </style:style>
    <style:style style:name="Tabla2.A2" style:family="table-cell">
      <style:table-cell-properties fo:background-color="#dde8cb" fo:padding="0.097cm" fo:border-left="0.5pt solid #000000" fo:border-right="none" fo:border-top="none" fo:border-bottom="0.5pt solid #000000">
        <style:background-image/>
      </style:table-cell-properties>
    </style:style>
    <style:style style:name="Tabla2.B2" style:family="table-cell">
      <style:table-cell-properties fo:background-color="#dde8cb" fo:padding="0.097cm" fo:border-left="0.5pt solid #000000" fo:border-right="0.5pt solid #000000" fo:border-top="none" fo:border-bottom="0.5pt solid #000000">
        <style:background-image/>
      </style:table-cell-properties>
    </style:style>
    <style:style style:name="Tabla3" style:family="table">
      <style:table-properties style:width="17cm" table:align="margins" fo:background-color="transparent">
        <style:background-image/>
      </style:table-properties>
    </style:style>
    <style:style style:name="Tabla3.A" style:family="table-column">
      <style:table-column-properties style:column-width="8.5cm" style:rel-column-width="32767*"/>
    </style:style>
    <style:style style:name="Tabla3.1" style:family="table-row">
      <style:table-row-properties fo:background-color="transparent">
        <style:background-image/>
      </style:table-row-properties>
    </style:style>
    <style:style style:name="Tabla3.A1" style:family="table-cell">
      <style:table-cell-properties fo:background-color="#b4c7dc" fo:padding="0.097cm" fo:border-left="0.5pt solid #000000" fo:border-right="none" fo:border-top="0.5pt solid #000000" fo:border-bottom="0.5pt solid #000000">
        <style:background-image/>
      </style:table-cell-properties>
    </style:style>
    <style:style style:name="Tabla3.B1" style:family="table-cell">
      <style:table-cell-properties fo:background-color="#b4c7dc" fo:padding="0.097cm" fo:border="0.5pt solid #000000">
        <style:background-image/>
      </style:table-cell-properties>
    </style:style>
    <style:style style:name="Tabla3.A2" style:family="table-cell">
      <style:table-cell-properties fo:background-color="#afd095" fo:padding="0.097cm" fo:border-left="0.5pt solid #000000" fo:border-right="none" fo:border-top="none" fo:border-bottom="0.5pt solid #000000">
        <style:background-image/>
      </style:table-cell-properties>
    </style:style>
    <style:style style:name="Tabla3.B2" style:family="table-cell">
      <style:table-cell-properties fo:background-color="#afd095" fo:padding="0.097cm" fo:border-left="0.5pt solid #000000" fo:border-right="0.5pt solid #000000" fo:border-top="none" fo:border-bottom="0.5pt solid #000000">
        <style:background-image/>
      </style:table-cell-properties>
    </style:style>
    <style:style style:name="P1" style:family="paragraph" style:parent-style-name="Standard">
      <style:text-properties style:text-underline-style="none" fo:font-weight="normal" officeooo:rsid="001c35fc" officeooo:paragraph-rsid="001c35fc" style:font-weight-asian="normal" style:font-weight-complex="normal"/>
    </style:style>
    <style:style style:name="P2" style:family="paragraph" style:parent-style-name="Standard">
      <style:text-properties style:text-underline-style="none" fo:font-weight="normal" officeooo:rsid="001dabac" officeooo:paragraph-rsid="001dabac" style:font-weight-asian="normal" style:font-weight-complex="normal"/>
    </style:style>
    <style:style style:name="P3" style:family="paragraph" style:parent-style-name="Standard">
      <style:text-properties style:text-underline-style="none" fo:font-weight="normal" officeooo:rsid="00222932" officeooo:paragraph-rsid="00222932" style:font-weight-asian="normal" style:font-weight-complex="normal"/>
    </style:style>
    <style:style style:name="P4" style:family="paragraph" style:parent-style-name="Standard">
      <style:text-properties style:text-underline-style="none" fo:font-weight="normal" officeooo:rsid="002345d4" officeooo:paragraph-rsid="002345d4" style:font-weight-asian="normal" style:font-weight-complex="normal"/>
    </style:style>
    <style:style style:name="P5" style:family="paragraph" style:parent-style-name="Standard">
      <style:text-properties style:text-underline-style="none" fo:font-weight="normal" officeooo:rsid="00247469" officeooo:paragraph-rsid="00247469" style:font-weight-asian="normal" style:font-weight-complex="normal"/>
    </style:style>
    <style:style style:name="P6" style:family="paragraph" style:parent-style-name="Standard">
      <style:text-properties style:text-underline-style="none" fo:font-weight="normal" officeooo:rsid="0025672a" officeooo:paragraph-rsid="0025672a" style:font-weight-asian="normal" style:font-weight-complex="normal"/>
    </style:style>
    <style:style style:name="P7" style:family="paragraph" style:parent-style-name="Standard">
      <style:text-properties style:text-underline-style="none" fo:font-weight="normal" officeooo:rsid="00267c63" officeooo:paragraph-rsid="00267c63" style:font-weight-asian="normal" style:font-weight-complex="normal"/>
    </style:style>
    <style:style style:name="P8" style:family="paragraph" style:parent-style-name="Standard">
      <style:text-properties style:text-underline-style="none" fo:font-weight="normal" officeooo:rsid="00162524" officeooo:paragraph-rsid="0035b56e" style:font-weight-asian="normal" style:font-weight-complex="normal"/>
    </style:style>
    <style:style style:name="P9" style:family="paragraph" style:parent-style-name="Standard">
      <style:text-properties style:text-underline-style="none" fo:font-weight="normal" officeooo:rsid="002827ec" officeooo:paragraph-rsid="002827ec" style:font-weight-asian="normal" style:font-weight-complex="normal"/>
    </style:style>
    <style:style style:name="P10" style:family="paragraph" style:parent-style-name="Standard">
      <style:text-properties style:text-underline-style="none" fo:font-weight="normal" officeooo:rsid="00298f06" officeooo:paragraph-rsid="00298f06" style:font-weight-asian="normal" style:font-weight-complex="normal"/>
    </style:style>
    <style:style style:name="P11" style:family="paragraph" style:parent-style-name="Standard">
      <style:text-properties style:text-underline-style="none" fo:font-weight="normal" officeooo:rsid="002b5fbc" officeooo:paragraph-rsid="002b5fbc" style:font-weight-asian="normal" style:font-weight-complex="normal"/>
    </style:style>
    <style:style style:name="P12" style:family="paragraph" style:parent-style-name="Standard">
      <style:text-properties style:text-underline-style="none" fo:font-weight="normal" officeooo:rsid="002cdabf" officeooo:paragraph-rsid="002cdabf" style:font-weight-asian="normal" style:font-weight-complex="normal"/>
    </style:style>
    <style:style style:name="P13" style:family="paragraph" style:parent-style-name="Standard">
      <style:text-properties style:text-underline-style="none" fo:font-weight="normal" officeooo:rsid="002d112f" officeooo:paragraph-rsid="002d112f" style:font-weight-asian="normal" style:font-weight-complex="normal"/>
    </style:style>
    <style:style style:name="P14" style:family="paragraph" style:parent-style-name="Standard">
      <style:text-properties style:text-underline-style="none" fo:font-weight="normal" officeooo:rsid="002eaead" officeooo:paragraph-rsid="002eaead" style:font-weight-asian="normal" style:font-weight-complex="normal"/>
    </style:style>
    <style:style style:name="P15" style:family="paragraph" style:parent-style-name="Standard">
      <style:text-properties style:text-underline-style="none" fo:font-weight="normal" officeooo:rsid="0030800d" officeooo:paragraph-rsid="0030800d" style:font-weight-asian="normal" style:font-weight-complex="normal"/>
    </style:style>
    <style:style style:name="P16" style:family="paragraph" style:parent-style-name="Standard">
      <style:text-properties style:text-underline-style="none" fo:font-weight="normal" officeooo:rsid="0030c20d" officeooo:paragraph-rsid="0030c20d" style:font-weight-asian="normal" style:font-weight-complex="normal"/>
    </style:style>
    <style:style style:name="P17" style:family="paragraph" style:parent-style-name="Standard">
      <style:text-properties style:text-underline-style="none" fo:font-weight="normal" officeooo:rsid="00327cd5" officeooo:paragraph-rsid="00327cd5" style:font-weight-asian="normal" style:font-weight-complex="normal"/>
    </style:style>
    <style:style style:name="P18" style:family="paragraph" style:parent-style-name="Standard">
      <style:text-properties style:text-underline-style="none" fo:font-weight="normal" officeooo:rsid="001a2ad2" officeooo:paragraph-rsid="0035b56e" style:font-weight-asian="normal" style:font-weight-complex="normal"/>
    </style:style>
    <style:style style:name="P19" style:family="paragraph" style:parent-style-name="Standard">
      <style:text-properties style:text-underline-style="none" fo:font-weight="normal" officeooo:rsid="00176272" officeooo:paragraph-rsid="0035b56e" style:font-weight-asian="normal" style:font-weight-complex="normal"/>
    </style:style>
    <style:style style:name="P20" style:family="paragraph" style:parent-style-name="Standard">
      <style:text-properties style:text-underline-style="none" fo:font-weight="normal" officeooo:rsid="00191611" officeooo:paragraph-rsid="0035b56e" style:font-weight-asian="normal" style:font-weight-complex="normal"/>
    </style:style>
    <style:style style:name="P21" style:family="paragraph" style:parent-style-name="Standard">
      <style:text-properties style:text-underline-style="none" fo:font-weight="normal" officeooo:rsid="00198f2d" officeooo:paragraph-rsid="0035b56e" style:font-weight-asian="normal" style:font-weight-complex="normal"/>
    </style:style>
    <style:style style:name="P22" style:family="paragraph" style:parent-style-name="Standard">
      <style:text-properties style:text-underline-style="none" fo:font-weight="bold" officeooo:rsid="000fc47a" officeooo:paragraph-rsid="0035b56e" style:font-weight-asian="bold" style:font-weight-complex="bold"/>
    </style:style>
    <style:style style:name="P23" style:family="paragraph" style:parent-style-name="Standard">
      <style:text-properties officeooo:rsid="0006fed6" officeooo:paragraph-rsid="0035b56e"/>
    </style:style>
    <style:style style:name="P24" style:family="paragraph" style:parent-style-name="Standard">
      <style:text-properties officeooo:rsid="000a8e69" officeooo:paragraph-rsid="0035b56e"/>
    </style:style>
    <style:style style:name="P25" style:family="paragraph" style:parent-style-name="Standard">
      <style:text-properties officeooo:rsid="000b2b1f" officeooo:paragraph-rsid="0035b56e"/>
    </style:style>
    <style:style style:name="P26" style:family="paragraph" style:parent-style-name="Standard">
      <style:text-properties officeooo:rsid="000c467a" officeooo:paragraph-rsid="0035b56e"/>
    </style:style>
    <style:style style:name="P27" style:family="paragraph" style:parent-style-name="Standard">
      <style:text-properties officeooo:rsid="000da9aa" officeooo:paragraph-rsid="0035b56e"/>
    </style:style>
    <style:style style:name="P28" style:family="paragraph" style:parent-style-name="Standard">
      <style:text-properties officeooo:rsid="000e3a9e" officeooo:paragraph-rsid="0035b56e"/>
    </style:style>
    <style:style style:name="P29" style:family="paragraph" style:parent-style-name="Standard">
      <style:text-properties officeooo:rsid="000fc47a" officeooo:paragraph-rsid="0035b56e"/>
    </style:style>
    <style:style style:name="P30" style:family="paragraph" style:parent-style-name="Standard">
      <style:text-properties officeooo:rsid="0013c32a" officeooo:paragraph-rsid="0035b56e"/>
    </style:style>
    <style:style style:name="P31" style:family="paragraph" style:parent-style-name="Standard">
      <style:text-properties fo:font-weight="normal" officeooo:rsid="00156d36" officeooo:paragraph-rsid="0035b56e" style:font-weight-asian="normal" style:font-weight-complex="normal"/>
    </style:style>
    <style:style style:name="P32" style:family="paragraph" style:parent-style-name="Standard">
      <style:text-properties fo:font-weight="normal" officeooo:rsid="00162524" officeooo:paragraph-rsid="0035b56e" style:font-weight-asian="normal" style:font-weight-complex="normal"/>
    </style:style>
    <style:style style:name="P33" style:family="paragraph" style:parent-style-name="Standard">
      <style:text-properties fo:font-weight="bold" officeooo:rsid="0006fed6" officeooo:paragraph-rsid="0035b56e" style:font-weight-asian="bold" style:font-weight-complex="bold"/>
    </style:style>
    <style:style style:name="P34" style:family="paragraph" style:parent-style-name="Standard">
      <style:text-properties fo:font-weight="bold" officeooo:rsid="000e3a9e" officeooo:paragraph-rsid="0035b56e" style:font-weight-asian="bold" style:font-weight-complex="bold"/>
    </style:style>
    <style:style style:name="P35" style:family="paragraph" style:parent-style-name="Standard">
      <style:text-properties fo:font-weight="bold" officeooo:rsid="00156d36" officeooo:paragraph-rsid="0035b56e" style:font-weight-asian="bold" style:font-weight-complex="bold"/>
    </style:style>
    <style:style style:name="P36" style:family="paragraph" style:parent-style-name="Standard">
      <style:text-properties officeooo:rsid="00089f7b" officeooo:paragraph-rsid="0035b56e"/>
    </style:style>
    <style:style style:name="P37" style:family="paragraph" style:parent-style-name="Standard">
      <style:text-properties style:text-underline-style="solid" style:text-underline-width="auto" style:text-underline-color="font-color" fo:font-weight="bold" officeooo:rsid="00162524" officeooo:paragraph-rsid="0035b56e" style:font-weight-asian="bold" style:font-weight-complex="bold"/>
    </style:style>
    <style:style style:name="P38" style:family="paragraph" style:parent-style-name="Standard">
      <style:text-properties fo:color="#c9211e" loext:opacity="100%" style:text-underline-style="none" fo:font-weight="bold" officeooo:rsid="0035b56e" officeooo:paragraph-rsid="0035b56e" style:font-weight-asian="bold" style:font-weight-complex="bold"/>
    </style:style>
    <style:style style:name="P39" style:family="paragraph" style:parent-style-name="Standard">
      <style:text-properties fo:color="#2a6099" loext:opacity="100%" style:text-underline-style="none" fo:font-weight="bold" officeooo:rsid="001c35fc" officeooo:paragraph-rsid="001c35fc" style:font-weight-asian="bold" style:font-weight-complex="bold"/>
    </style:style>
    <style:style style:name="P40" style:family="paragraph" style:parent-style-name="Standard">
      <style:text-properties fo:color="#2a6099" loext:opacity="100%" style:text-underline-style="none" fo:font-weight="bold" officeooo:rsid="0035b56e" officeooo:paragraph-rsid="0035b56e" style:font-weight-asian="bold" style:font-weight-complex="bold"/>
    </style:style>
    <style:style style:name="P41" style:family="paragraph" style:parent-style-name="Standard">
      <style:text-properties fo:color="#2a6099" loext:opacity="100%" style:text-underline-style="none" fo:font-weight="bold" officeooo:rsid="001dabac" officeooo:paragraph-rsid="001dabac" style:font-weight-asian="bold" style:font-weight-complex="bold"/>
    </style:style>
    <style:style style:name="P42" style:family="paragraph" style:parent-style-name="Standard">
      <style:text-properties fo:color="#2a6099" loext:opacity="100%" style:text-underline-style="none" fo:font-weight="bold" officeooo:rsid="0025672a" officeooo:paragraph-rsid="0025672a" style:font-weight-asian="bold" style:font-weight-complex="bold"/>
    </style:style>
    <style:style style:name="P43" style:family="paragraph" style:parent-style-name="Standard">
      <style:text-properties fo:color="#2a6099" loext:opacity="100%" style:text-underline-style="none" fo:font-weight="bold" officeooo:rsid="002813a8" officeooo:paragraph-rsid="002813a8" style:font-weight-asian="bold" style:font-weight-complex="bold"/>
    </style:style>
    <style:style style:name="P44" style:family="paragraph" style:parent-style-name="Standard">
      <style:text-properties fo:color="#2a6099" loext:opacity="100%" style:text-underline-style="none" fo:font-weight="bold" officeooo:rsid="002827ec" officeooo:paragraph-rsid="002827ec" style:font-weight-asian="bold" style:font-weight-complex="bold"/>
    </style:style>
    <style:style style:name="P45" style:family="paragraph" style:parent-style-name="Table_20_Contents">
      <style:text-properties officeooo:rsid="0030c20d" officeooo:paragraph-rsid="0030c20d"/>
    </style:style>
    <style:style style:name="P46" style:family="paragraph" style:parent-style-name="Standard" style:list-style-name="L1">
      <style:text-properties style:text-underline-style="none" fo:font-weight="normal" officeooo:rsid="001c35fc" officeooo:paragraph-rsid="001c35fc" style:font-weight-asian="normal" style:font-weight-complex="normal"/>
    </style:style>
    <style:style style:name="P47" style:family="paragraph" style:parent-style-name="Standard" style:list-style-name="L2">
      <style:text-properties style:text-underline-style="none" fo:font-weight="normal" officeooo:rsid="001dabac" officeooo:paragraph-rsid="001dabac" style:font-weight-asian="normal" style:font-weight-complex="normal"/>
    </style:style>
    <style:style style:name="P48" style:family="paragraph" style:parent-style-name="Standard" style:list-style-name="L3">
      <style:text-properties style:text-underline-style="none" fo:font-weight="normal" officeooo:rsid="002345d4" officeooo:paragraph-rsid="002345d4" style:font-weight-asian="normal" style:font-weight-complex="normal"/>
    </style:style>
    <style:style style:name="P49" style:family="paragraph" style:parent-style-name="Standard" style:list-style-name="L3">
      <style:text-properties style:text-underline-style="none" fo:font-weight="normal" officeooo:rsid="00247469" officeooo:paragraph-rsid="00247469" style:font-weight-asian="normal" style:font-weight-complex="normal"/>
    </style:style>
    <style:style style:name="P50" style:family="paragraph" style:parent-style-name="Standard" style:list-style-name="L4">
      <style:text-properties style:text-underline-style="none" fo:font-weight="normal" officeooo:rsid="0025672a" officeooo:paragraph-rsid="0025672a" style:font-weight-asian="normal" style:font-weight-complex="normal"/>
    </style:style>
    <style:style style:name="P51" style:family="paragraph" style:parent-style-name="Standard" style:list-style-name="L5">
      <style:text-properties style:text-underline-style="none" fo:font-weight="normal" officeooo:rsid="00267c63" officeooo:paragraph-rsid="00267c63" style:font-weight-asian="normal" style:font-weight-complex="normal"/>
    </style:style>
    <style:style style:name="P52" style:family="paragraph" style:parent-style-name="Standard" style:list-style-name="L6">
      <style:text-properties style:text-underline-style="none" fo:font-weight="normal" officeooo:rsid="002813a8" officeooo:paragraph-rsid="002813a8" style:font-weight-asian="normal" style:font-weight-complex="normal"/>
    </style:style>
    <style:style style:name="P53" style:family="paragraph" style:parent-style-name="Standard" style:list-style-name="L7">
      <style:text-properties style:text-underline-style="none" fo:font-weight="normal" officeooo:rsid="002827ec" officeooo:paragraph-rsid="002827ec" style:font-weight-asian="normal" style:font-weight-complex="normal"/>
    </style:style>
    <style:style style:name="P54" style:family="paragraph" style:parent-style-name="Standard" style:list-style-name="L8">
      <style:text-properties style:text-underline-style="none" fo:font-weight="normal" officeooo:rsid="002827ec" officeooo:paragraph-rsid="002827ec" style:font-weight-asian="normal" style:font-weight-complex="normal"/>
    </style:style>
    <style:style style:name="P55" style:family="paragraph" style:parent-style-name="Standard">
      <style:text-properties style:text-underline-style="none" fo:font-weight="normal" officeooo:rsid="002827ec" officeooo:paragraph-rsid="002827ec" style:font-weight-asian="normal" style:font-weight-complex="normal"/>
    </style:style>
    <style:style style:name="P56" style:family="paragraph" style:parent-style-name="Standard" style:list-style-name="L8">
      <style:text-properties style:text-underline-style="none" fo:font-weight="normal" officeooo:rsid="00298f06" officeooo:paragraph-rsid="00298f06" style:font-weight-asian="normal" style:font-weight-complex="normal"/>
    </style:style>
    <style:style style:name="P57" style:family="paragraph" style:parent-style-name="Standard" style:list-style-name="L9">
      <style:text-properties style:text-underline-style="none" fo:font-weight="normal" officeooo:rsid="002b5fbc" officeooo:paragraph-rsid="002b5fbc" style:font-weight-asian="normal" style:font-weight-complex="normal"/>
    </style:style>
    <style:style style:name="P58" style:family="paragraph" style:parent-style-name="Standard" style:list-style-name="L10">
      <style:text-properties style:text-underline-style="none" fo:font-weight="normal" officeooo:rsid="002b5fbc" officeooo:paragraph-rsid="002b5fbc" style:font-weight-asian="normal" style:font-weight-complex="normal"/>
    </style:style>
    <style:style style:name="P59" style:family="paragraph" style:parent-style-name="Standard" style:list-style-name="L10">
      <style:text-properties style:text-underline-style="none" fo:font-weight="normal" officeooo:rsid="002cdabf" officeooo:paragraph-rsid="002cdabf" style:font-weight-asian="normal" style:font-weight-complex="normal"/>
    </style:style>
    <style:style style:name="P60" style:family="paragraph" style:parent-style-name="Standard" style:list-style-name="L10">
      <style:text-properties style:text-underline-style="none" fo:font-weight="normal" officeooo:rsid="002d112f" officeooo:paragraph-rsid="002d112f" style:font-weight-asian="normal" style:font-weight-complex="normal"/>
    </style:style>
    <style:style style:name="P61" style:family="paragraph" style:parent-style-name="Standard" style:list-style-name="L11">
      <style:text-properties style:text-underline-style="none" fo:font-weight="normal" officeooo:rsid="0030c20d" officeooo:paragraph-rsid="0030c20d" style:font-weight-asian="normal" style:font-weight-complex="normal"/>
    </style:style>
    <style:style style:name="P62" style:family="paragraph" style:parent-style-name="Standard" style:list-style-name="L12">
      <style:text-properties style:text-underline-style="none" fo:font-weight="normal" officeooo:rsid="0030c20d" officeooo:paragraph-rsid="0030c20d" style:font-weight-asian="normal" style:font-weight-complex="normal"/>
    </style:style>
    <style:style style:name="P63" style:family="paragraph" style:parent-style-name="Standard" style:list-style-name="L12">
      <style:text-properties style:text-underline-style="none" fo:font-weight="normal" officeooo:rsid="00327cd5" officeooo:paragraph-rsid="00327cd5" style:font-weight-asian="normal" style:font-weight-complex="normal"/>
    </style:style>
    <style:style style:name="P64" style:family="paragraph" style:parent-style-name="Standard" style:list-style-name="L13">
      <style:text-properties style:text-underline-style="none" fo:font-weight="normal" officeooo:rsid="00327cd5" officeooo:paragraph-rsid="00327cd5" style:font-weight-asian="normal" style:font-weight-complex="normal"/>
    </style:style>
    <style:style style:name="P65" style:family="paragraph" style:parent-style-name="Standard" style:list-style-name="L23">
      <style:text-properties style:text-underline-style="none" fo:font-weight="normal" officeooo:rsid="00162524" officeooo:paragraph-rsid="0035b56e" style:font-weight-asian="normal" style:font-weight-complex="normal"/>
    </style:style>
    <style:style style:name="P66" style:family="paragraph" style:parent-style-name="Standard" style:list-style-name="L24">
      <style:text-properties style:text-underline-style="none" fo:font-weight="normal" officeooo:rsid="00162524" officeooo:paragraph-rsid="0035b56e" style:font-weight-asian="normal" style:font-weight-complex="normal"/>
    </style:style>
    <style:style style:name="P67" style:family="paragraph" style:parent-style-name="Standard" style:list-style-name="L8">
      <style:text-properties officeooo:paragraph-rsid="002827ec"/>
    </style:style>
    <style:style style:name="P68" style:family="paragraph" style:parent-style-name="Standard" style:list-style-name="L14">
      <style:text-properties officeooo:rsid="0006fed6" officeooo:paragraph-rsid="0035b56e"/>
    </style:style>
    <style:style style:name="P69" style:family="paragraph" style:parent-style-name="Standard">
      <style:text-properties officeooo:rsid="0006fed6" officeooo:paragraph-rsid="0035b56e"/>
    </style:style>
    <style:style style:name="P70" style:family="paragraph" style:parent-style-name="Standard" style:list-style-name="L14">
      <style:text-properties officeooo:rsid="00077562" officeooo:paragraph-rsid="0035b56e"/>
    </style:style>
    <style:style style:name="P71" style:family="paragraph" style:parent-style-name="Standard" style:list-style-name="L15">
      <style:text-properties officeooo:rsid="000a8e69" officeooo:paragraph-rsid="0035b56e"/>
    </style:style>
    <style:style style:name="P72" style:family="paragraph" style:parent-style-name="Standard" style:list-style-name="L16">
      <style:text-properties officeooo:rsid="000a8e69" officeooo:paragraph-rsid="0035b56e"/>
    </style:style>
    <style:style style:name="P73" style:family="paragraph" style:parent-style-name="Standard" style:list-style-name="L17">
      <style:text-properties officeooo:rsid="000b2b1f" officeooo:paragraph-rsid="0035b56e"/>
    </style:style>
    <style:style style:name="P74" style:family="paragraph" style:parent-style-name="Standard">
      <style:text-properties officeooo:rsid="000b2b1f" officeooo:paragraph-rsid="0035b56e"/>
    </style:style>
    <style:style style:name="P75" style:family="paragraph" style:parent-style-name="Standard" style:list-style-name="L18">
      <style:text-properties officeooo:rsid="000c467a" officeooo:paragraph-rsid="0035b56e"/>
    </style:style>
    <style:style style:name="P76" style:family="paragraph" style:parent-style-name="Standard" style:list-style-name="L18">
      <style:text-properties officeooo:rsid="000da9aa" officeooo:paragraph-rsid="0035b56e"/>
    </style:style>
    <style:style style:name="P77" style:family="paragraph" style:parent-style-name="Standard" style:list-style-name="L19">
      <style:text-properties officeooo:rsid="000e3a9e" officeooo:paragraph-rsid="0035b56e"/>
    </style:style>
    <style:style style:name="P78" style:family="paragraph" style:parent-style-name="Standard" style:list-style-name="L19">
      <style:text-properties officeooo:rsid="000f3367" officeooo:paragraph-rsid="0035b56e"/>
    </style:style>
    <style:style style:name="P79" style:family="paragraph" style:parent-style-name="Standard" style:list-style-name="L19">
      <style:text-properties officeooo:rsid="000fc3c0" officeooo:paragraph-rsid="0035b56e"/>
    </style:style>
    <style:style style:name="P80" style:family="paragraph" style:parent-style-name="Standard" style:list-style-name="L20">
      <style:text-properties officeooo:rsid="000fc47a" officeooo:paragraph-rsid="0035b56e"/>
    </style:style>
    <style:style style:name="P81" style:family="paragraph" style:parent-style-name="Standard" style:list-style-name="L21">
      <style:text-properties officeooo:rsid="0013c32a" officeooo:paragraph-rsid="0035b56e"/>
    </style:style>
    <style:style style:name="P82" style:family="paragraph" style:parent-style-name="Standard" style:list-style-name="L22">
      <style:text-properties fo:font-weight="normal" officeooo:rsid="00156d36" officeooo:paragraph-rsid="0035b56e" style:font-weight-asian="normal" style:font-weight-complex="normal"/>
    </style:style>
    <style:style style:name="P83" style:family="paragraph" style:parent-style-name="Standard">
      <style:text-properties fo:font-weight="normal" officeooo:rsid="004440d3" officeooo:paragraph-rsid="004440d3" style:font-weight-asian="normal" style:font-weight-complex="normal"/>
    </style:style>
    <style:style style:name="P84" style:family="paragraph" style:parent-style-name="Standard">
      <style:text-properties officeooo:rsid="0038ab12" officeooo:paragraph-rsid="0038ab12"/>
    </style:style>
    <style:style style:name="P85" style:family="paragraph" style:parent-style-name="Standard" style:list-style-name="L25">
      <style:text-properties officeooo:rsid="0038ab12" officeooo:paragraph-rsid="0038ab12"/>
    </style:style>
    <style:style style:name="P86" style:family="paragraph" style:parent-style-name="Standard" style:list-style-name="L25">
      <style:text-properties officeooo:paragraph-rsid="0038ab12"/>
    </style:style>
    <style:style style:name="P87" style:family="paragraph" style:parent-style-name="Standard">
      <style:text-properties officeooo:paragraph-rsid="0038ab12"/>
    </style:style>
    <style:style style:name="P88" style:family="paragraph" style:parent-style-name="Standard">
      <style:text-properties officeooo:rsid="00390fde" officeooo:paragraph-rsid="00390fde"/>
    </style:style>
    <style:style style:name="P89" style:family="paragraph" style:parent-style-name="Standard">
      <style:text-properties fo:color="#2a6099" loext:opacity="100%" fo:font-weight="bold" officeooo:rsid="0038ab12" officeooo:paragraph-rsid="0038ab12" style:font-weight-asian="bold" style:font-weight-complex="bold"/>
    </style:style>
    <style:style style:name="P90" style:family="paragraph" style:parent-style-name="Standard">
      <style:text-properties fo:color="#2a6099" loext:opacity="100%" fo:font-weight="bold" officeooo:rsid="00390fde" officeooo:paragraph-rsid="00390fde" style:font-weight-asian="bold" style:font-weight-complex="bold"/>
    </style:style>
    <style:style style:name="P91" style:family="paragraph" style:parent-style-name="Standard">
      <style:text-properties fo:color="#2a6099" loext:opacity="100%" fo:font-weight="bold" style:font-weight-asian="bold" style:font-weight-complex="bold"/>
    </style:style>
    <style:style style:name="P92" style:family="paragraph" style:parent-style-name="Standard">
      <style:text-properties fo:color="#2a6099" loext:opacity="100%" fo:font-weight="bold" officeooo:rsid="00433e80" officeooo:paragraph-rsid="00433e80" style:font-weight-asian="bold" style:font-weight-complex="bold"/>
    </style:style>
    <style:style style:name="P93" style:family="paragraph" style:parent-style-name="Standard">
      <style:text-properties fo:font-weight="bold" officeooo:rsid="000c467a" officeooo:paragraph-rsid="0035b56e" style:font-weight-asian="bold" style:font-weight-complex="bold"/>
    </style:style>
    <style:style style:name="P94" style:family="paragraph" style:parent-style-name="Standard">
      <style:text-properties officeooo:rsid="003adebb" officeooo:paragraph-rsid="003adebb"/>
    </style:style>
    <style:style style:name="P95" style:family="paragraph" style:parent-style-name="Standard">
      <style:text-properties officeooo:rsid="003caeb7" officeooo:paragraph-rsid="003caeb7"/>
    </style:style>
    <style:style style:name="P96" style:family="paragraph" style:parent-style-name="Standard" style:list-style-name="L29">
      <style:text-properties officeooo:rsid="003fc984" officeooo:paragraph-rsid="003fc984"/>
    </style:style>
    <style:style style:name="P97" style:family="paragraph" style:parent-style-name="Standard">
      <style:text-properties officeooo:rsid="003fc984" officeooo:paragraph-rsid="003fc984"/>
    </style:style>
    <style:style style:name="P98" style:family="paragraph" style:parent-style-name="Standard" style:list-style-name="L30">
      <style:text-properties officeooo:rsid="0040505e" officeooo:paragraph-rsid="0040505e"/>
    </style:style>
    <style:style style:name="P99" style:family="paragraph" style:parent-style-name="Standard">
      <style:text-properties officeooo:rsid="004178a3" officeooo:paragraph-rsid="004178a3"/>
    </style:style>
    <style:style style:name="P100" style:family="paragraph" style:parent-style-name="Standard" style:list-style-name="L31">
      <style:text-properties officeooo:rsid="004178a3" officeooo:paragraph-rsid="004178a3"/>
    </style:style>
    <style:style style:name="P101" style:family="paragraph" style:parent-style-name="Standard">
      <style:text-properties officeooo:rsid="00433e80" officeooo:paragraph-rsid="00433e80"/>
    </style:style>
    <style:style style:name="P102" style:family="paragraph" style:parent-style-name="Table_20_Contents">
      <style:text-properties officeooo:rsid="0038ab12" officeooo:paragraph-rsid="0038ab12"/>
    </style:style>
    <style:style style:name="P103" style:family="paragraph" style:parent-style-name="Table_20_Contents">
      <style:paragraph-properties fo:text-align="center" style:justify-single-word="false"/>
      <style:text-properties officeooo:rsid="0038ab12" officeooo:paragraph-rsid="0038ab12"/>
    </style:style>
    <style:style style:name="P104" style:family="paragraph" style:parent-style-name="Table_20_Contents">
      <style:text-properties officeooo:rsid="00390fde" officeooo:paragraph-rsid="00390fde"/>
    </style:style>
    <style:style style:name="P105" style:family="paragraph" style:parent-style-name="Table_20_Contents">
      <style:text-properties officeooo:paragraph-rsid="00390fde"/>
    </style:style>
    <style:style style:name="T1" style:family="text">
      <style:text-properties officeooo:rsid="000c467a"/>
    </style:style>
    <style:style style:name="T2" style:family="text">
      <style:text-properties officeooo:rsid="000da9aa"/>
    </style:style>
    <style:style style:name="T3" style:family="text">
      <style:text-properties officeooo:rsid="000f3367"/>
    </style:style>
    <style:style style:name="T4" style:family="text">
      <style:text-properties officeooo:rsid="000fc3c0"/>
    </style:style>
    <style:style style:name="T5" style:family="text">
      <style:text-properties fo:font-weight="bold" style:font-weight-asian="bold" style:font-weight-complex="bold"/>
    </style:style>
    <style:style style:name="T6" style:family="text">
      <style:text-properties fo:font-weight="bold" officeooo:rsid="002cdabf" style:font-weight-asian="bold" style:font-weight-complex="bold"/>
    </style:style>
    <style:style style:name="T7" style:family="text">
      <style:text-properties fo:color="#c9211e" loext:opacity="100%"/>
    </style:style>
    <style:style style:name="T8" style:family="text">
      <style:text-properties officeooo:rsid="0020478e"/>
    </style:style>
    <style:style style:name="T9" style:family="text">
      <style:text-properties officeooo:rsid="00222932"/>
    </style:style>
    <style:style style:name="T10" style:family="text">
      <style:text-properties officeooo:rsid="00247469"/>
    </style:style>
    <style:style style:name="T11" style:family="text">
      <style:text-properties officeooo:rsid="00267c63"/>
    </style:style>
    <style:style style:name="T12" style:family="text">
      <style:text-properties officeooo:rsid="002813a8"/>
    </style:style>
    <style:style style:name="T13" style:family="text">
      <style:text-properties style:text-underline-style="none" fo:font-weight="normal" officeooo:rsid="002827ec" style:font-weight-asian="normal" style:font-weight-complex="normal"/>
    </style:style>
    <style:style style:name="T14" style:family="text">
      <style:text-properties style:text-underline-style="none" fo:font-weight="bold" officeooo:rsid="002827ec" style:font-weight-asian="bold" style:font-weight-complex="bold"/>
    </style:style>
    <style:style style:name="T15" style:family="text">
      <style:text-properties officeooo:rsid="002b5fbc"/>
    </style:style>
    <style:style style:name="T16" style:family="text">
      <style:text-properties officeooo:rsid="002cdabf"/>
    </style:style>
    <style:style style:name="T17" style:family="text">
      <style:text-properties officeooo:rsid="0035b56e"/>
    </style:style>
    <style:style style:name="T18" style:family="text">
      <style:text-properties fo:color="#2a6099" loext:opacity="100%" fo:font-weight="bold" style:font-weight-asian="bold" style:font-weight-complex="bold"/>
    </style:style>
    <style:style style:name="T19" style:family="text">
      <style:text-properties fo:color="#2a6099" loext:opacity="100%" fo:font-weight="bold" officeooo:rsid="0035b56e" style:font-weight-asian="bold" style:font-weight-complex="bold"/>
    </style:style>
    <style:style style:name="T20" style:family="text">
      <style:text-properties officeooo:rsid="0038ab12"/>
    </style:style>
    <style:style style:name="T21" style:family="text">
      <style:text-properties officeooo:rsid="00390fde"/>
    </style:style>
    <style:style style:name="T22" style:family="text">
      <style:text-properties officeooo:rsid="003adebb"/>
    </style:style>
    <style:style style:name="T23" style:family="text">
      <style:text-properties officeooo:rsid="003caeb7"/>
    </style:style>
    <style:style style:name="T24" style:family="text">
      <style:text-properties officeooo:rsid="003f7d9d"/>
    </style:style>
    <style:style style:name="T25" style:family="text">
      <style:text-properties officeooo:rsid="003fc984"/>
    </style:style>
    <style:style style:name="T26" style:family="text">
      <style:text-properties officeooo:rsid="0040505e"/>
    </style:style>
    <style:style style:name="T27" style:family="text">
      <style:text-properties officeooo:rsid="004178a3"/>
    </style:style>
    <style:style style:name="T28" style:family="text">
      <style:text-properties officeooo:rsid="00433e80"/>
    </style:style>
    <style:style style:name="T29" style:family="text">
      <style:text-properties style:text-underline-style="solid" style:text-underline-width="auto" style:text-und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RESUMEN TEMA 1: Empresa e iniciativa emprendedora. La idea del emprendedor</text:p>
      <text:p text:style-name="P1"/>
      <text:p text:style-name="P40">1º TRABAJADOR POR CUENTA PROPIA O AJENA</text:p>
      <text:p text:style-name="P1">Ajena: </text:p>
      <text:list xml:id="list670909999" text:style-name="L1">
        <text:list-item>
          <text:p text:style-name="P46">Depender de un jefe</text:p>
        </text:list-item>
        <text:list-item>
          <text:p text:style-name="P46">Responsabilidad limitada a cumplir con su trabajo</text:p>
        </text:list-item>
        <text:list-item>
          <text:p text:style-name="P46">Cumplir un horario de trabajo</text:p>
        </text:list-item>
        <text:list-item>
          <text:p text:style-name="P46">La satisfacion laboral viene determinada por el clima y el funcionamiento de la empresas</text:p>
        </text:list-item>
      </text:list>
      <text:p text:style-name="P1">Propia:</text:p>
      <text:list xml:id="list1413985406" text:style-name="L2">
        <text:list-item>
          <text:p text:style-name="P47">Propio jefe</text:p>
        </text:list-item>
        <text:list-item>
          <text:p text:style-name="P47">Asumir responsabiliddes</text:p>
        </text:list-item>
        <text:list-item>
          <text:p text:style-name="P47">Llevarse el trabajo a casa</text:p>
        </text:list-item>
        <text:list-item>
          <text:p text:style-name="P47">Asue el riesgo o beneficio economico</text:p>
        </text:list-item>
        <text:list-item>
          <text:p text:style-name="P47">Fuerte satisfacion personal y profesional.</text:p>
        </text:list-item>
      </text:list>
      <text:p text:style-name="P2"/>
      <text:p text:style-name="P41">2º <text:span text:style-name="T17">ESPIRITU EMPRENDEDOR</text:span></text:p>
      <text:p text:style-name="P41"/>
      <text:p text:style-name="P2"><text:tab/><text:span text:style-name="T17">A</text:span><text:span text:style-name="T8">quella actitud de la persona que llev</text:span><text:span text:style-name="T17">a</text:span><text:span text:style-name="T8"> a realizar dich</text:span><text:span text:style-name="T17">a</text:span><text:span text:style-name="T8"> </text:span><text:span text:style-name="T17">a</text:span><text:span text:style-name="T8">ctividad </text:span><text:span text:style-name="T9">que el mismo se propone</text:span></text:p>
      <text:p text:style-name="P3">Tipos de emprendedores:</text:p>
      <text:p text:style-name="P3">Intraemprendedor » Trabajador por cuenta ajena que aplica innovaciones en la empresa donde trabaja para que esta vaya a mejor</text:p>
      <text:p text:style-name="P4">Emprendedor independiente o económico » Trabajador que por cuenta propia inicia un proyecto empresarial. Este tipo de emprendimiento responde a los siguientes perfiles:</text:p>
      <text:list xml:id="list1009696451" text:style-name="L3">
        <text:list-item>
          <text:p text:style-name="P48">Persona emprendedora vocacional » <text:span text:style-name="T10">Persona que crea algo nuevo y esta dispuesto a desarrollarlo empresarialemente</text:span></text:p>
        </text:list-item>
        <text:list-item>
          <text:p text:style-name="P49">Trabajador experimental » Trabajadores con gran experiencia laboral que quieren crear su propio negocio</text:p>
        </text:list-item>
        <text:list-item>
          <text:p text:style-name="P49">Emprendedor por necesidad » Persona que pone en marcha su propio proyecto por causas ajenas a su voluntad</text:p>
        </text:list-item>
      </text:list>
      <text:p text:style-name="P5">Emprendedor social » Persona que se dedica a desarrollar iniciativas empresariales.</text:p>
      <text:p text:style-name="P6"/>
      <text:p text:style-name="P42">4º <text:span text:style-name="T17">RIQUISITOS DEL EMPRESARIO</text:span></text:p>
      <text:p text:style-name="P6"><text:tab/>3 requisitos mínimos</text:p>
      <text:list xml:id="list197716551" text:style-name="L4">
        <text:list-item>
          <text:p text:style-name="P50">Riesgo » Aceptar el riesgo, ya que una empresa no es un segundo trabajo, <text:span text:style-name="T11">el contexto familiar puede limitar o no la aceptacion del riesgo que supone crear una empresa</text:span></text:p>
        </text:list-item>
        <text:list-item>
          <text:p text:style-name="P50">capital y tecnologioa » <text:span text:style-name="T11">Disposicion de capital minimo ya que los bancos no financian el 100% de la inversion. Tener acceso a tecnologia necesaria para el negocio</text:span></text:p>
        </text:list-item>
        <text:list-item>
          <text:p text:style-name="P50">habilidades » <text:span text:style-name="T11">Conocimiento del negocio, disponer de conocimientos de gestion y administracion y tener habilidades sociables.</text:span></text:p>
        </text:list-item>
      </text:list>
      <text:p text:style-name="P7"/>
      <text:p text:style-name="P7"><text:span text:style-name="T18">5º </text:span><text:span text:style-name="T19">CARACTERISTICAS PERSONALES DE LOS EMPRENDEDORES</text:span></text:p>
      <text:list xml:id="list3700259692" text:style-name="L5">
        <text:list-item>
          <text:p text:style-name="P51">Creatividad y tendencia a la innovacion</text:p>
        </text:list-item>
        <text:list-item>
          <text:p text:style-name="P51">Asumir el riesgo » <text:span text:style-name="T12">asumir el fracaso en el intento</text:span></text:p>
        </text:list-item>
        <text:list-item>
          <text:p text:style-name="P51">Persistencia</text:p>
        </text:list-item>
        <text:list-item>
          <text:p text:style-name="P51">Autoconfianza pero con autocritica</text:p>
        </text:list-item>
        <text:list-item>
          <text:p text:style-name="P51">Capacidad de organización</text:p>
        </text:list-item>
        <text:list-item>
          <text:p text:style-name="P51">Capacidad de trabajo</text:p>
        </text:list-item>
        <text:list-item>
          <text:p text:style-name="P51">Habilidades sociales</text:p>
        </text:list-item>
        <text:list-item>
          <text:p text:style-name="P51">Honradez</text:p>
        </text:list-item>
      </text:list>
      <text:p text:style-name="P7"/>
      <text:p text:style-name="P7"/>
      <text:p text:style-name="P7"/>
      <text:p text:style-name="P43"><text:soft-page-break/>6º <text:span text:style-name="T17">CULTURA EMPRENDEDORA</text:span></text:p>
      <text:p text:style-name="P9">Factores que dificultan actualemente el emprendimiento en la cultura española:</text:p>
      <text:list xml:id="list2622726787" text:style-name="L6">
        <text:list-item>
          <text:p text:style-name="P52">Atreverse a innovar </text:p>
        </text:list-item>
        <text:list-item>
          <text:p text:style-name="P52">Carencias formativas</text:p>
        </text:list-item>
        <text:list-item>
          <text:p text:style-name="P52">Falta de vocacion </text:p>
        </text:list-item>
        <text:list-item>
          <text:p text:style-name="P52">Falta de reconocimiento socila de la figura del empresario</text:p>
        </text:list-item>
        <text:list-item>
          <text:p text:style-name="P52">Mediocridad</text:p>
        </text:list-item>
        <text:list-item>
          <text:p text:style-name="P52">Ausencia de compromiso entre el sistema financiero y el sistema productivo</text:p>
        </text:list-item>
        <text:list-item>
          <text:p text:style-name="P52">Engorrosos procesos burocraticos para la creacion de empresas.</text:p>
        </text:list-item>
      </text:list>
      <text:p text:style-name="P9"/>
      <text:p text:style-name="P44">7º <text:span text:style-name="T17">RIESGO EN LA ACTIVIDAD EMPRENDEDORA</text:span></text:p>
      <text:list xml:id="list3557174217" text:style-name="L7">
        <text:list-item>
          <text:p text:style-name="P53">Concepto de riesgo empresarial</text:p>
        </text:list-item>
      </text:list>
      <text:p text:style-name="P9"/>
      <text:p text:style-name="P9"><text:tab/>Es la probabilidad de que puedan ocurrir hechos interno o en el entorno de la empresa que afectan al cumplimiento de los objetivos previstos. Por eso se debe medir el riesgo en terminos de probabilidades y consecuencias</text:p>
      <text:p text:style-name="P9"><text:tab/>Para que exista tiene que existir la posibilidad de poder elegir entre varias opciones</text:p>
      <text:p text:style-name="P9"/>
      <text:list xml:id="list2509282194" text:style-name="L8">
        <text:list-item>
          <text:p text:style-name="P54">Clases de riesgos empresariales</text:p>
        </text:list-item>
      </text:list>
      <text:p text:style-name="P9"/>
      <text:list xml:id="list195931484629755" text:continue-numbering="true" text:style-name="L8">
        <text:list-item>
          <text:list>
            <text:list-item>
              <text:p text:style-name="P54">Atendiendo a su origen</text:p>
            </text:list-item>
          </text:list>
          <text:p text:style-name="P67"><text:span text:style-name="T13">Existen </text:span><text:span text:style-name="T14">riesgos externos</text:span><text:span text:style-name="T13"> que surgen del entorno de la empresa y </text:span><text:span text:style-name="T14">riesgos internos</text:span><text:span text:style-name="T13"> que pueden afectar a los procesos, recursos humanos, a la imagen de la empresa, entre otras cosas</text:span></text:p>
        </text:list-item>
      </text:list>
      <text:p text:style-name="P9"/>
      <text:list xml:id="list195930782642771" text:continue-numbering="true" text:style-name="L8">
        <text:list-item>
          <text:list>
            <text:list-item>
              <text:p text:style-name="P54">Atendiendo a las consecuencias de la materializacion del riesgo</text:p>
            </text:list-item>
          </text:list>
          <text:p text:style-name="P56">Los riesgos puros, si se materializan ocasionan una perdida economica</text:p>
          <text:p text:style-name="P56">Los riesgos especulativos, suponen la situacion de incertidumbre de que ocurra un suceso que puede llegar a causar beneficio o perdida</text:p>
        </text:list-item>
      </text:list>
      <text:p text:style-name="P10"/>
      <text:list xml:id="list195932103235619" text:continue-numbering="true" text:style-name="L8">
        <text:list-item>
          <text:list>
            <text:list-item>
              <text:p text:style-name="P56">Otra clasificacion se basa en los factores que ocasionan los riesgos</text:p>
            </text:list-item>
          </text:list>
          <text:p text:style-name="P56">Riesgos economicos<text:tab/><text:tab/>Riesgos de credito<text:tab/><text:tab/>Riesgos de reputacion</text:p>
          <text:p text:style-name="P56">Riesgos de mercado<text:tab/><text:tab/>Riesgos tecnologicos<text:tab/><text:tab/>Riesgos de legalidad</text:p>
          <text:p text:style-name="P56">Riesgos de insolvencia<text:tab/>Riesgos organizacional<text:tab/>Riesgos catastroficos</text:p>
        </text:list-item>
      </text:list>
      <text:p text:style-name="P10"/>
      <text:list xml:id="list195931585019442" text:continue-numbering="true" text:style-name="L8">
        <text:list-item>
          <text:p text:style-name="P56">Gestion de riesgos empresariales</text:p>
        </text:list-item>
      </text:list>
      <text:p text:style-name="P10"><text:tab/><text:span text:style-name="T15">Dado que los riesgos son inevitables el empresario debe evitar que las consecuencias de la materializacion del riesgo ocasione graves perdidas y acometerlas oportunidades que le proporcionen maximos beneficios. Se debe actuar: </text:span></text:p>
      <text:p text:style-name="P10"/>
      <text:list xml:id="list882896073" text:style-name="L9">
        <text:list-item>
          <text:p text:style-name="P57">Identificacion del riesgo</text:p>
        </text:list-item>
        <text:list-item>
          <text:p text:style-name="P57">Clasificacion de riesgos (puros o especulativos)</text:p>
        </text:list-item>
        <text:list-item>
          <text:p text:style-name="P57">Evaliacion de los riesgos: frecuencia e intensidad</text:p>
        </text:list-item>
        <text:list-item>
          <text:p text:style-name="P57">Planificacion de riesgos: toma de decisiones para minimizar los efectos</text:p>
        </text:list-item>
        <text:list-item>
          <text:p text:style-name="P57">Control de las decisiones sobre el riesgo</text:p>
        </text:list-item>
      </text:list>
      <text:p text:style-name="P10"><text:tab/></text:p>
      <text:p text:style-name="P11"/>
      <text:p text:style-name="P11"/>
      <text:p text:style-name="P11"/>
      <text:p text:style-name="P11"/>
      <text:p text:style-name="P11"/>
      <text:p text:style-name="P11"/>
      <text:p text:style-name="P11"><text:soft-page-break/>8º Innovacion y desarrollo economico</text:p>
      <text:p text:style-name="P11"><text:tab/>La innovacion es la creacion e implantacion de cambios significativos en la empresa con el fin de mejorar los resultados. </text:p>
      <text:p text:style-name="P11"/>
      <text:list xml:id="list3732619759" text:style-name="L10">
        <text:list-item>
          <text:p text:style-name="P58">Tipos de innovacion</text:p>
        </text:list-item>
      </text:list>
      <text:p text:style-name="P11"/>
      <text:list xml:id="list195932577572182" text:continue-numbering="true" text:style-name="L10">
        <text:list-item>
          <text:list>
            <text:list-item>
              <text:p text:style-name="P58">Segun su grado de originalidad</text:p>
            </text:list-item>
          </text:list>
          <text:p text:style-name="P58">Innovacion radical, incorporacion de un nuevo producto</text:p>
          <text:p text:style-name="P58">Innocavion incremental, introduce mejoras en un producto</text:p>
        </text:list-item>
      </text:list>
      <text:p text:style-name="P11"/>
      <text:list xml:id="list195932425064754" text:continue-numbering="true" text:style-name="L10">
        <text:list-item>
          <text:list>
            <text:list-item>
              <text:p text:style-name="P58">Segun su aplicación</text:p>
            </text:list-item>
          </text:list>
          <text:p text:style-name="P58">Innovacion en la oferta del producto » mejorar algo ya existente</text:p>
          <text:p text:style-name="P58">Innovacion del proceso » mejora de un proceso ya existente. <text:span text:style-name="T16">Puede ser de </text:span><text:span text:style-name="T6">fabricacion</text:span><text:span text:style-name="T16">, </text:span><text:span text:style-name="T6">logistica</text:span><text:span text:style-name="T16"> o </text:span><text:span text:style-name="T6">organización y gestion</text:span><text:span text:style-name="T16">.</text:span></text:p>
          <text:p text:style-name="P59">Innovacion en la comercializacion » implantacion de un nuevo metodo.</text:p>
        </text:list-item>
      </text:list>
      <text:p text:style-name="P12"/>
      <text:list xml:id="list195931166333592" text:continue-numbering="true" text:style-name="L10">
        <text:list-item>
          <text:p text:style-name="P60">Efectos de la innovacion sobre la economia</text:p>
        </text:list-item>
      </text:list>
      <text:p text:style-name="P13"/>
      <text:p text:style-name="P13">1ºEleva la renta nacional<text:tab/> <text:s text:c="8"/>3ºIncrementa la calidad<text:tab/><text:tab/><text:tab/>6ºDescienden los precios</text:p>
      <text:p text:style-name="P13">2ºIncrementa la inversion<text:tab/> <text:s text:c="8"/>4ºReduce costes<text:tab/><text:tab/><text:tab/><text:tab/>7ºIncrementa las ventas</text:p>
      <text:p text:style-name="P13">3ºIncrementa la productividad <text:s text:c="7"/>5ºIncrementa la competitividad<text:tab/>8ºIncrementa el empleo</text:p>
      <text:p text:style-name="P11"/>
      <text:p text:style-name="P14">9º Economia del conocimiento</text:p>
      <text:p text:style-name="P14"/>
      <table:table table:name="Tabla1" table:style-name="Tabla1">
        <table:table-column table:style-name="Tabla1.A"/>
        <table:table-column table:style-name="Tabla1.B"/>
        <table:table-row table:style-name="Tabla1.1">
          <table:table-cell table:style-name="Tabla1.A1" office:value-type="string">
            <text:p text:style-name="P45">Modelo economico tradicional</text:p>
          </table:table-cell>
          <table:table-cell table:style-name="Tabla1.B1" office:value-type="string">
            <text:p text:style-name="P45">Nuevo modelo económico</text:p>
          </table:table-cell>
        </table:table-row>
        <table:table-row table:style-name="Tabla1.1">
          <table:table-cell table:style-name="Tabla1.A2" office:value-type="string">
            <text:p text:style-name="P45">Organizaciones jerarquizadas, con puestos simples</text:p>
          </table:table-cell>
          <table:table-cell table:style-name="Tabla1.B2" office:value-type="string">
            <text:p text:style-name="P45">Organizaciones descentralizadas, con puestos complejos</text:p>
          </table:table-cell>
        </table:table-row>
        <table:table-row table:style-name="Tabla1.1">
          <table:table-cell table:style-name="Tabla1.A2" office:value-type="string">
            <text:p text:style-name="P45">Priman la posesion de recursos naturales y materiales</text:p>
          </table:table-cell>
          <table:table-cell table:style-name="Tabla1.B2" office:value-type="string">
            <text:p text:style-name="P45">Prima el conocimiento (I + D + i)</text:p>
          </table:table-cell>
        </table:table-row>
        <table:table-row table:style-name="Tabla1.1">
          <table:table-cell table:style-name="Tabla1.A2" office:value-type="string">
            <text:p text:style-name="P45">Capital fijo</text:p>
          </table:table-cell>
          <table:table-cell table:style-name="Tabla1.B2" office:value-type="string">
            <text:p text:style-name="P45">Capital intangible</text:p>
          </table:table-cell>
        </table:table-row>
        <table:table-row table:style-name="Tabla1.1">
          <table:table-cell table:style-name="Tabla1.A2" office:value-type="string">
            <text:p text:style-name="P45">Produccion masiva estandarizada</text:p>
          </table:table-cell>
          <table:table-cell table:style-name="Tabla1.B2" office:value-type="string">
            <text:p text:style-name="P45">Produccion flexible y personalizada</text:p>
          </table:table-cell>
        </table:table-row>
        <table:table-row table:style-name="Tabla1.1">
          <table:table-cell table:style-name="Tabla1.A2" office:value-type="string">
            <text:p text:style-name="P45">Ciclo de vida largo. Mercado local o regional</text:p>
          </table:table-cell>
          <table:table-cell table:style-name="Tabla1.B2" office:value-type="string">
            <text:p text:style-name="P45">Ciclo de vida corto. Mercado global, en red (network)</text:p>
          </table:table-cell>
        </table:table-row>
        <table:table-row table:style-name="Tabla1.1">
          <table:table-cell table:style-name="Tabla1.A2" office:value-type="string">
            <text:p text:style-name="P45">Se vende lo que se produce</text:p>
          </table:table-cell>
          <table:table-cell table:style-name="Tabla1.B2" office:value-type="string">
            <text:p text:style-name="P45">Se produce lo que se vende</text:p>
          </table:table-cell>
        </table:table-row>
        <table:table-row table:style-name="Tabla1.1">
          <table:table-cell table:style-name="Tabla1.A2" office:value-type="string">
            <text:p text:style-name="P45">Precio = coste pro unidad + margen de utilidad</text:p>
          </table:table-cell>
          <table:table-cell table:style-name="Tabla1.B2" office:value-type="string">
            <text:p text:style-name="P45">Precio = valor percibido por el cliente</text:p>
          </table:table-cell>
        </table:table-row>
      </table:table>
      <text:p text:style-name="P15"/>
      <text:p text:style-name="P16">10º La idea de negocio</text:p>
      <text:p text:style-name="P16"><text:tab/>Es la vision que tiene el emprendedor de su proyecto empresarial, la cual resume tres aspectos:</text:p>
      <text:list xml:id="list2573401740" text:style-name="L11">
        <text:list-item>
          <text:p text:style-name="P61">La actividad a la que se va a dedicar</text:p>
        </text:list-item>
        <text:list-item>
          <text:p text:style-name="P61">El porque de la venta de ese producto</text:p>
        </text:list-item>
        <text:list-item>
          <text:p text:style-name="P61">Que objetivos pretende alcanzar con ese proyecto</text:p>
        </text:list-item>
      </text:list>
      <text:p text:style-name="P16"/>
      <text:list xml:id="list2416127167" text:style-name="L12">
        <text:list-item>
          <text:p text:style-name="P62">Fuentes de ideas de negocio</text:p>
          <text:list>
            <text:list-item>
              <text:p text:style-name="P63">Experiencia profesional en otra empresa</text:p>
            </text:list-item>
            <text:list-item>
              <text:p text:style-name="P63">Aficiones personales</text:p>
            </text:list-item>
            <text:list-item>
              <text:p text:style-name="P63">La observacion de una carencia en el mercado</text:p>
            </text:list-item>
            <text:list-item>
              <text:p text:style-name="P63">Estudio de otros mercados</text:p>
            </text:list-item>
            <text:list-item>
              <text:p text:style-name="P63">Observacion de tendencias</text:p>
            </text:list-item>
            <text:list-item>
              <text:p text:style-name="P63"><text:soft-page-break/>Ofrecer un nuevo producto</text:p>
            </text:list-item>
            <text:list-item>
              <text:p text:style-name="P63">Ofrecer un producto existente pero de distinta forma</text:p>
            </text:list-item>
          </text:list>
        </text:list-item>
      </text:list>
      <text:p text:style-name="P17"/>
      <text:p text:style-name="P17">Para que cualquier idea de negocio tenga éxito tiene que cumplir unos requisitos:</text:p>
      <text:list xml:id="list3748761898" text:style-name="L13">
        <text:list-item>
          <text:p text:style-name="P64">Cubrir una demanda insatisfecha</text:p>
        </text:list-item>
        <text:list-item>
          <text:p text:style-name="P64">Tener un nicho de mercado</text:p>
        </text:list-item>
        <text:list-item>
          <text:p text:style-name="P64">Su producción debe ser rentable económicamente</text:p>
        </text:list-item>
        <text:list-item>
          <text:p text:style-name="P64">La empresa debe tener las capacidades y habilidades necesarias para desarrollar la idea de negocio</text:p>
        </text:list-item>
        <text:list-item>
          <text:p text:style-name="P64">Las ideas de negocio debe de aportar valor añadido</text:p>
        </text:list-item>
      </text:list>
      <text:p text:style-name="P17"/>
      <text:p text:style-name="P38">FIN DE RESUMEN DE TEMA 1</text:p>
      <text:p text:style-name="P17"/>
      <text:p text:style-name="P23">Unidad economica » Combina factores de produccion » Tierra, trabajo, capital, organización:</text:p>
      <text:p text:style-name="P23">Objetivos » Satisfacer empresas privadas, conseguir un beneficio.</text:p>
      <text:p text:style-name="P23"/>
      <text:p text:style-name="P33"><text:span text:style-name="T27">TEMA 2 »</text:span>RECURSOS <text:span text:style-name="T20">HUMANOS«</text:span></text:p>
      <text:p text:style-name="P23"/>
      <text:p text:style-name="P89">1º LA DIRECCION Y EL LIDERAZGO</text:p>
      <text:p text:style-name="P84"/>
      <table:table table:name="Tabla2" table:style-name="Tabla2">
        <table:table-column table:style-name="Tabla2.A" table:number-columns-repeated="2"/>
        <table:table-row table:style-name="Tabla2.1">
          <table:table-cell table:style-name="Tabla2.A1" office:value-type="string">
            <text:p text:style-name="P103">DIRECCION</text:p>
          </table:table-cell>
          <table:table-cell table:style-name="Tabla2.B1" office:value-type="string">
            <text:p text:style-name="P103">LIDERAZGO</text:p>
          </table:table-cell>
        </table:table-row>
        <table:table-row table:style-name="Tabla2.1">
          <table:table-cell table:style-name="Tabla2.A2" office:value-type="string">
            <text:p text:style-name="P102">Es nombrado por la empresa</text:p>
          </table:table-cell>
          <table:table-cell table:style-name="Tabla2.B2" office:value-type="string">
            <text:p text:style-name="P102">Es elegido por los demás</text:p>
          </table:table-cell>
        </table:table-row>
        <table:table-row table:style-name="Tabla2.1">
          <table:table-cell table:style-name="Tabla2.A2" office:value-type="string">
            <text:p text:style-name="P102">Cuenta con el apoyo oficial de la empresa</text:p>
          </table:table-cell>
          <table:table-cell table:style-name="Tabla2.B2" office:value-type="string">
            <text:p text:style-name="P102">Puede contar con el apoyo de la empresa o no</text:p>
          </table:table-cell>
        </table:table-row>
        <table:table-row table:style-name="Tabla2.1">
          <table:table-cell table:style-name="Tabla2.A2" office:value-type="string">
            <text:p text:style-name="P102">Se le obedece por el puesto que ocupa, por ser el jefe</text:p>
          </table:table-cell>
          <table:table-cell table:style-name="Tabla2.B2" office:value-type="string">
            <text:p text:style-name="P102">Se le obedece por sus cualidades personales, que hacen que los demás le sigan</text:p>
          </table:table-cell>
        </table:table-row>
        <table:table-row table:style-name="Tabla2.1">
          <table:table-cell table:style-name="Tabla2.A2" office:value-type="string">
            <text:p text:style-name="P102">Gestiona el día a día en la empresa, es un gestor</text:p>
          </table:table-cell>
          <table:table-cell table:style-name="Tabla2.B2" office:value-type="string">
            <text:p text:style-name="P102">Tiene la capacidad de influir sobre las personas</text:p>
          </table:table-cell>
        </table:table-row>
        <table:table-row table:style-name="Tabla2.1">
          <table:table-cell table:style-name="Tabla2.A2" office:value-type="string">
            <text:p text:style-name="P102">Planifica, organiza y controla el trabajo de los demás, esta mas orientado a la estabilidad</text:p>
          </table:table-cell>
          <table:table-cell table:style-name="Tabla2.B2" office:value-type="string">
            <text:p text:style-name="P102">Tiene visión de futuro, es un estratega, por lo que esta mas orientado al cambio</text:p>
          </table:table-cell>
        </table:table-row>
      </table:table>
      <text:list xml:id="list482751333" text:style-name="L25">
        <text:list-header>
          <text:p text:style-name="P86"/>
        </text:list-header>
      </text:list>
      <text:p text:style-name="P87"><text:span text:style-name="T20">-. Funciones de la direccion</text:span></text:p>
      <text:p text:style-name="P84"><text:tab/>Establecer oibjetivos y planes</text:p>
      <text:p text:style-name="P84"><text:tab/>Dotar de organización recursos humanos y materiales </text:p>
      <text:p text:style-name="P84"><text:tab/>Dirigir, motivar y controlar</text:p>
      <text:p text:style-name="P84"/>
      <text:p text:style-name="P84">-. Funciones del liderazgo</text:p>
      <text:p text:style-name="P84"><text:s text:c="3"/><text:tab/>Teoria humanista de McGregor »»</text:p>
      <text:p text:style-name="P87"><text:span text:style-name="T20"><text:tab/><text:tab/>1º El ser humano es vago por naturaleza, prefiere ser dirigido, estilo autoritario y su <text:tab/>motivacion suele ser el dinero</text:span></text:p>
      <text:p text:style-name="P87"><text:span text:style-name="T20"><text:tab/><text:tab/>2º El ser humano se esfuerza por naturaleza, posee creatividad y motivacuion hacia el <text:tab/>trabajo, es compormetido con los objetivos y haria la funcion de directivo<text:tab/> </text:span></text:p>
      <text:p text:style-name="P84"><text:tab/>Teoria de la malla gerencialñ de Blake y Mouton »» <text:span text:style-name="T21">Cualquier persona puede ser un lider y estan enfocados en dos tipos de conductas: Interes por la produccion o interes por la persona</text:span></text:p>
      <text:p text:style-name="P84"><text:tab/>Teorias situacionales »» <text:span text:style-name="T21">La madurez esta dividaida por 4 niveles, cada nivel requiere un estilo de lider que esta dado por la motivacion y la competencia</text:span></text:p>
      <text:list xml:id="list195931130332416" text:continue-numbering="true" text:style-name="L25">
        <text:list-header>
          <text:p text:style-name="P85"/>
        </text:list-header>
      </text:list>
      <text:p text:style-name="P84"/>
      <text:p text:style-name="P84"/>
      <text:p text:style-name="P84"/>
      <text:p text:style-name="P84"/>
      <text:p text:style-name="P84"/>
      <text:p text:style-name="P90"><text:soft-page-break/>2º LA MOTIVACION LABORAL</text:p>
      <text:p text:style-name="P88"/>
      <table:table table:name="Tabla3" table:style-name="Tabla3">
        <table:table-column table:style-name="Tabla3.A" table:number-columns-repeated="2"/>
        <table:table-row table:style-name="Tabla3.1">
          <table:table-cell table:style-name="Tabla3.A1" office:value-type="string">
            <text:p text:style-name="P104">Motivacion extrinseca (trabaja por los resultados)</text:p>
          </table:table-cell>
          <table:table-cell table:style-name="Tabla3.B1" office:value-type="string">
            <text:p text:style-name="P104">Motivacion intrinseca (desarrollo de la tarea en si)</text:p>
          </table:table-cell>
        </table:table-row>
        <table:table-row table:style-name="Tabla3.1">
          <table:table-cell table:style-name="Tabla3.A2" office:value-type="string">
            <text:p text:style-name="P104">El sueldo </text:p>
          </table:table-cell>
          <table:table-cell table:style-name="Tabla3.B2" office:value-type="string">
            <text:p text:style-name="P104">La cariedad en la tarea, que no sea monotona</text:p>
          </table:table-cell>
        </table:table-row>
        <table:table-row table:style-name="Tabla3.1">
          <table:table-cell table:style-name="Tabla3.A2" office:value-type="string">
            <text:p text:style-name="P104">La estabilidad en el trabajo</text:p>
          </table:table-cell>
          <table:table-cell table:style-name="Tabla3.B2" office:value-type="string">
            <text:p text:style-name="P104">La autonomia para tomar decisiones sobre como realizar el trabajo</text:p>
          </table:table-cell>
        </table:table-row>
        <table:table-row table:style-name="Tabla3.1">
          <table:table-cell table:style-name="Tabla3.A2" office:value-type="string">
            <text:p text:style-name="P104">El horario, los turnos</text:p>
          </table:table-cell>
          <table:table-cell table:style-name="Tabla3.B2" office:value-type="string">
            <text:p text:style-name="P104">El poder asumir las responsabilidades del mismo</text:p>
          </table:table-cell>
        </table:table-row>
        <table:table-row table:style-name="Tabla3.1">
          <table:table-cell table:style-name="Tabla3.A2" office:value-type="string">
            <text:p text:style-name="P104">La posibilidad de ascensos </text:p>
          </table:table-cell>
          <table:table-cell table:style-name="Tabla3.B2" office:value-type="string">
            <text:p text:style-name="P104">La posibilidad de usar las propias capacidades</text:p>
          </table:table-cell>
        </table:table-row>
        <table:table-row table:style-name="Tabla3.1">
          <table:table-cell table:style-name="Tabla3.A2" office:value-type="string">
            <text:p text:style-name="P104">Las condiciones de trabajo: tenoeratura, comodidad, sin riesgos</text:p>
          </table:table-cell>
          <table:table-cell table:style-name="Tabla3.B2" office:value-type="string">
            <text:p text:style-name="P104">Que se una tarea interesante, que presente retos </text:p>
          </table:table-cell>
        </table:table-row>
        <table:table-row table:style-name="Tabla3.1">
          <table:table-cell table:style-name="Tabla3.A2" office:value-type="string">
            <text:p text:style-name="P104">Las relaciones con los jefes y la politica de la empresaa</text:p>
          </table:table-cell>
          <table:table-cell table:style-name="Tabla3.B2" office:value-type="string">
            <text:p text:style-name="P104">La posibilidad de observar los resultados del trabajo</text:p>
          </table:table-cell>
        </table:table-row>
        <table:table-row table:style-name="Tabla3.1">
          <table:table-cell table:style-name="Tabla3.A2" office:value-type="string">
            <text:p text:style-name="Table_20_Contents">El reconocimiento social por el trabajo </text:p>
          </table:table-cell>
          <table:table-cell table:style-name="Tabla3.B2" office:value-type="string">
            <text:p text:style-name="P105">El poder decidir el ritmo y la cantidad </text:p>
          </table:table-cell>
        </table:table-row>
      </table:table>
      <text:p text:style-name="P88"/>
      <text:p text:style-name="P88"/>
      <text:p text:style-name="P88"><text:tab/>La teoria de Maslow determina lo que el creia que eraa una piramide de condiciones basicas que el ser humano necesitaba para ser feliz en el trabajo. Empezando por la base, fisiologicas, seguridad, sociales, estima y autorrelacion.</text:p>
      <text:p text:style-name="P88"/>
      <text:p text:style-name="P88"/>
      <text:p text:style-name="P90">3º LA ORGANIZACION DE LA EMPRESA</text:p>
      <text:p text:style-name="P84"/>
      <text:p text:style-name="P94">A) Esta dividida por departamentos o areas de la empresa</text:p>
      <text:p text:style-name="P94"/>
      <text:p text:style-name="P94">Produccion<text:tab/><text:tab/><text:tab/>Economia – Financiera<text:tab/>Direccion</text:p>
      <text:p text:style-name="P94">Compras<text:tab/><text:tab/><text:tab/>Administracion</text:p>
      <text:p text:style-name="P94">Comercial – Marketing<text:tab/>Recursos humanos</text:p>
      <text:p text:style-name="P84"/>
      <text:p text:style-name="P94">B) El organigrama de la empresa</text:p>
      <text:p text:style-name="P84"/>
      <text:p text:style-name="P84"><text:tab/><text:span text:style-name="T22">Es la representacion grafica de todas las areas de la </text:span><text:span text:style-name="T23">empresa</text:span><text:span text:style-name="T22">, indicando la relacion jerarquia </text:span><text:span text:style-name="T23">entre las distintas areas de la empresa</text:span></text:p>
      <text:p text:style-name="P84"/>
      <text:p text:style-name="P95">C) El analisis de puestos</text:p>
      <text:p text:style-name="P95"><text:tab/></text:p>
      <text:p text:style-name="P95"><text:tab/><text:span text:style-name="T24">Concretar las funciones y tareas que debe desempeñar cada miembro de la empresa </text:span><text:span text:style-name="T25">si como los requisitos que debe tener cada trabajador. Por lo tanto consta de tres fases:</text:span></text:p>
      <text:list xml:id="list2465849854" text:style-name="L29">
        <text:list-item>
          <text:p text:style-name="P96">Descripción del puesto</text:p>
        </text:list-item>
        <text:list-item>
          <text:p text:style-name="P96">Condiciones laborales</text:p>
        </text:list-item>
        <text:list-item>
          <text:p text:style-name="P96">Elaboración del perfil del trabajador</text:p>
        </text:list-item>
      </text:list>
      <text:p text:style-name="P97"/>
      <text:p text:style-name="P97">D) La selección del personal</text:p>
      <text:p text:style-name="P97"/>
      <text:p text:style-name="P97"><text:span text:style-name="T26">Se suelen llevar a cabo 4 fases en el proceso de selección:</text:span></text:p>
      <text:list xml:id="list3013766337" text:style-name="L30">
        <text:list-item>
          <text:p text:style-name="P98">El reclutamiento</text:p>
        </text:list-item>
        <text:list-item>
          <text:p text:style-name="P98">La preseleccion</text:p>
        </text:list-item>
        <text:list-item>
          <text:p text:style-name="P98">La realizacion de pruebas » Los seleccionados pasan pruebas que establece la empresa</text:p>
        </text:list-item>
        <text:list-item>
          <text:p text:style-name="P98">La toma de decisiones » Toman una decision sobre el candidato que sera seleccionado</text:p>
        </text:list-item>
      </text:list>
      <text:p text:style-name="P91"><text:soft-page-break/>4º OBLIGACIONES DE LA EMPRESA EN MATERIA LABORAL</text:p>
      <text:p text:style-name="P99">Aspectos laborales a tener en cuenta a la hora de contratar a un trabajador</text:p>
      <text:p text:style-name="P99"/>
      <text:list xml:id="list2021983303" text:style-name="L31">
        <text:list-item>
          <text:p text:style-name="P100">Contratacion</text:p>
          <text:list>
            <text:list-item>
              <text:p text:style-name="P100">Periodo de prueba</text:p>
            </text:list-item>
            <text:list-item>
              <text:p text:style-name="P100">Alta en la Seguridad Social</text:p>
            </text:list-item>
            <text:list-item>
              <text:p text:style-name="P100">Contrato por escrito</text:p>
            </text:list-item>
            <text:list-item>
              <text:p text:style-name="P100">Contratos indefinidos (ayudas)</text:p>
            </text:list-item>
            <text:list-item>
              <text:p text:style-name="P100">Contratos temporales</text:p>
            </text:list-item>
            <text:list-item>
              <text:p text:style-name="P100">Posibles contratos a tiempo parcial</text:p>
            </text:list-item>
          </text:list>
        </text:list-item>
        <text:list-item>
          <text:p text:style-name="P100">Convenio Colectivo</text:p>
          <text:list>
            <text:list-item>
              <text:p text:style-name="P100">Conocer el del sector</text:p>
            </text:list-item>
            <text:list-item>
              <text:p text:style-name="P100">Regula dias de permisos laborales, vacaciones, mejoras, salarios por categoria profesional, pluses</text:p>
            </text:list-item>
            <text:list-item>
              <text:p text:style-name="P100">Tablas salariales anuales</text:p>
            </text:list-item>
          </text:list>
        </text:list-item>
        <text:list-item>
          <text:p text:style-name="P100">Seguridad Social</text:p>
          <text:list>
            <text:list-item>
              <text:p text:style-name="P100">Ingresar Seguridad Social del trabajador al mes siguiente</text:p>
            </text:list-item>
            <text:list-item>
              <text:p text:style-name="P100">La empresa tambien paga su parte de Seguridad Social</text:p>
            </text:list-item>
          </text:list>
        </text:list-item>
        <text:list-item>
          <text:p text:style-name="P100">Prevención de Riesgos Laborales</text:p>
          <text:list>
            <text:list-item>
              <text:p text:style-name="P100">Menos de 25 trabajadores y un solo centro, puede asumir la responsabilidad el empresario</text:p>
            </text:list-item>
            <text:list-item>
              <text:p text:style-name="P100">Subcontratar reconocimientos medicos</text:p>
            </text:list-item>
          </text:list>
        </text:list-item>
      </text:list>
      <text:p text:style-name="P99"/>
      <text:p text:style-name="P92">1º LA EMPRESA Y LA ACTIVIDAD ECONOMICA</text:p>
      <text:p text:style-name="P84"/>
      <text:p text:style-name="P23">Recursos humanos</text:p>
      <text:list xml:id="list3056316678" text:style-name="L14">
        <text:list-item>
          <text:p text:style-name="P68">Propietario</text:p>
          <text:list>
            <text:list-item>
              <text:p text:style-name="P70">Capital + beneficios de la empresa</text:p>
            </text:list-item>
            <text:list-item>
              <text:p text:style-name="P70">Sufre los riesgos</text:p>
            </text:list-item>
          </text:list>
        </text:list-item>
        <text:list-item>
          <text:p text:style-name="P68">Empresario</text:p>
          <text:list>
            <text:list-item>
              <text:p text:style-name="P70">Representa y gestiona la empresa</text:p>
            </text:list-item>
          </text:list>
        </text:list-item>
        <text:list-item>
          <text:p text:style-name="P68">Trabajadores</text:p>
          <text:list>
            <text:list-item>
              <text:p text:style-name="P70">Realizan el trabajo en la empresa a cambio de un salario</text:p>
            </text:list-item>
          </text:list>
        </text:list-item>
      </text:list>
      <text:p text:style-name="P36"/>
      <text:p text:style-name="P36">Recursos materiales</text:p>
      <text:list xml:id="list1767139599" text:style-name="L15">
        <text:list-item>
          <text:p text:style-name="P71">Bienes duraderos (Un ciclo económico, es decir mas de un año)</text:p>
        </text:list-item>
        <text:list-item>
          <text:p text:style-name="P71">Bienes no duraderos (Menos de un ciclo economico)</text:p>
        </text:list-item>
      </text:list>
      <text:p text:style-name="P24"/>
      <text:p text:style-name="P24">Recursos inmateriales</text:p>
      <text:list xml:id="list1343762800" text:style-name="L16">
        <text:list-item>
          <text:p text:style-name="P72">Organizacion</text:p>
        </text:list-item>
        <text:list-item>
          <text:p text:style-name="P72">Cultura de empresa</text:p>
        </text:list-item>
        <text:list-item>
          <text:p text:style-name="P72">know-how (Que sabe hacer, tipos de conocimientos y habilidades que posee)</text:p>
        </text:list-item>
        <text:list-item>
          <text:p text:style-name="P72">Marcas y patentes</text:p>
        </text:list-item>
      </text:list>
      <text:p text:style-name="P24"/>
      <text:p text:style-name="P25">Entorno</text:p>
      <text:list xml:id="list3847525713" text:style-name="L17">
        <text:list-item>
          <text:p text:style-name="P73">Macroentorno</text:p>
        </text:list-item>
        <text:list-item>
          <text:p text:style-name="P73">Microentorno</text:p>
        </text:list-item>
      </text:list>
      <text:p text:style-name="P25"/>
      <text:p text:style-name="P25"/>
      <text:p text:style-name="P25"/>
      <text:p text:style-name="P25"/>
      <text:p text:style-name="P93"/>
      <text:p text:style-name="P101"><text:soft-page-break/></text:p>
      <text:p text:style-name="P26">Funciones <text:span text:style-name="T28">de la empresa</text:span></text:p>
      <text:list xml:id="list121446619" text:style-name="L18">
        <text:list-item>
          <text:p text:style-name="P75">Coordinacion de recursos <text:span text:style-name="T2">+ </text:span>Elaboracion de bienes y servicios para satisfacer la demanda y obtener un beneficio.</text:p>
          <text:list>
            <text:list-item>
              <text:p text:style-name="P76">S<text:span text:style-name="T1">e realizan a traves de areas</text:span></text:p>
              <text:list>
                <text:list-item>
                  <text:p text:style-name="P76">RRHH <text:span text:style-name="T28">(Recursos Humanos)</text:span></text:p>
                </text:list-item>
                <text:list-item>
                  <text:p text:style-name="P76">Aprovisionamiento</text:p>
                </text:list-item>
                <text:list-item>
                  <text:p text:style-name="P76">Produccion</text:p>
                </text:list-item>
                <text:list-item>
                  <text:p text:style-name="P76">Comercial</text:p>
                </text:list-item>
                <text:list-item>
                  <text:p text:style-name="P76">Finanzas</text:p>
                </text:list-item>
                <text:list-item>
                  <text:p text:style-name="P76">Administrativa</text:p>
                </text:list-item>
                <text:list-item>
                  <text:p text:style-name="P76">Directiva</text:p>
                </text:list-item>
              </text:list>
            </text:list-item>
          </text:list>
        </text:list-item>
      </text:list>
      <text:p text:style-name="P27"/>
      <text:p text:style-name="P83">Clasificación de las empresas</text:p>
      <text:p text:style-name="P34"/>
      <text:list xml:id="list2294177606" text:style-name="L19">
        <text:list-item>
          <text:p text:style-name="P77">Segun el sector en el que actuan</text:p>
          <text:list>
            <text:list-item>
              <text:p text:style-name="P77">Sector primario</text:p>
              <text:list>
                <text:list-item>
                  <text:p text:style-name="P77">Obtencion de los recursos naturales</text:p>
                </text:list-item>
              </text:list>
            </text:list-item>
            <text:list-item>
              <text:p text:style-name="P77">Sector secundario</text:p>
              <text:list>
                <text:list-item>
                  <text:p text:style-name="P77">Transforman los recursos obtenidos en productos cotidianos</text:p>
                </text:list-item>
              </text:list>
            </text:list-item>
            <text:list-item>
              <text:p text:style-name="P77">Sector terciario</text:p>
              <text:list>
                <text:list-item>
                  <text:p text:style-name="P77">Sector de servicios</text:p>
                </text:list-item>
              </text:list>
            </text:list-item>
          </text:list>
        </text:list-item>
        <text:list-item>
          <text:p text:style-name="P77">Segun el tamaño de la empresa<text:span text:style-name="T3">s (PIMES » pequeñas y medianas empresas)</text:span></text:p>
          <text:list>
            <text:list-item>
              <text:p text:style-name="P77">Microempresa</text:p>
            </text:list-item>
            <text:list-item>
              <text:p text:style-name="P77">Pequeña empresas</text:p>
            </text:list-item>
            <text:list-item>
              <text:p text:style-name="P77">Mediana empresas</text:p>
            </text:list-item>
            <text:list-item>
              <text:p text:style-name="P77">Gran empresa</text:p>
            </text:list-item>
          </text:list>
        </text:list-item>
        <text:list-item>
          <text:p text:style-name="P78">Segun la titularidad del <text:span text:style-name="T4">K</text:span></text:p>
          <text:list>
            <text:list-item>
              <text:p text:style-name="P78">E. privadas</text:p>
            </text:list-item>
            <text:list-item>
              <text:p text:style-name="P78">E. publicas</text:p>
            </text:list-item>
            <text:list-item>
              <text:p text:style-name="P78">E. mixtas</text:p>
            </text:list-item>
          </text:list>
        </text:list-item>
        <text:list-item>
          <text:p text:style-name="P79">Segun ambito territorial de activacion</text:p>
          <text:list>
            <text:list-item>
              <text:p text:style-name="P79">E. locales</text:p>
            </text:list-item>
            <text:list-item>
              <text:p text:style-name="P79">E. provinciales</text:p>
            </text:list-item>
            <text:list-item>
              <text:p text:style-name="P79">E. regionales</text:p>
            </text:list-item>
            <text:list-item>
              <text:p text:style-name="P79">E. nacionales</text:p>
            </text:list-item>
            <text:list-item>
              <text:p text:style-name="P79">E. internacionales</text:p>
            </text:list-item>
            <text:list-item>
              <text:p text:style-name="P79">E. multinacionales</text:p>
            </text:list-item>
          </text:list>
        </text:list-item>
      </text:list>
      <text:p text:style-name="P28"><text:tab/></text:p>
      <text:p text:style-name="P22">LOCALIZACION Y DIMENSION DE LA EMPRESAS</text:p>
      <text:p text:style-name="P29"/>
      <text:list xml:id="list1652532757" text:style-name="L20">
        <text:list-item>
          <text:p text:style-name="P80">Tipo de negocio</text:p>
          <text:list>
            <text:list-item>
              <text:p text:style-name="P80">Empresa industrial</text:p>
            </text:list-item>
            <text:list-item>
              <text:p text:style-name="P80">Empresa servicios</text:p>
            </text:list-item>
          </text:list>
        </text:list-item>
        <text:list-item>
          <text:p text:style-name="P80">Costes</text:p>
          <text:list>
            <text:list-item>
              <text:p text:style-name="P80">Solar</text:p>
            </text:list-item>
            <text:list-item>
              <text:p text:style-name="P80">Precio de alquiler</text:p>
            </text:list-item>
          </text:list>
        </text:list-item>
        <text:list-item>
          <text:p text:style-name="P80">Demanda</text:p>
          <text:list>
            <text:list-item>
              <text:p text:style-name="P80">Zona demanda creciente</text:p>
            </text:list-item>
            <text:list-item>
              <text:p text:style-name="P80">Zona no hay ventas</text:p>
            </text:list-item>
          </text:list>
        </text:list-item>
        <text:list-item>
          <text:p text:style-name="P80">Competencia</text:p>
          <text:list>
            <text:list-item>
              <text:p text:style-name="P80">Muchas empresas</text:p>
            </text:list-item>
            <text:list-item>
              <text:p text:style-name="P80"><text:soft-page-break/>Pocas empresas</text:p>
            </text:list-item>
            <text:list-item>
              <text:p text:style-name="P80">Ninguna</text:p>
            </text:list-item>
          </text:list>
        </text:list-item>
        <text:list-item>
          <text:p text:style-name="P80">Comunicaciones</text:p>
          <text:list>
            <text:list-item>
              <text:p text:style-name="P80">Accesibilidad</text:p>
            </text:list-item>
            <text:list-item>
              <text:p text:style-name="P80">Salida por carretera</text:p>
            </text:list-item>
          </text:list>
        </text:list-item>
        <text:list-item>
          <text:p text:style-name="P80">Legislacion</text:p>
          <text:list>
            <text:list-item>
              <text:p text:style-name="P80">Zona geografica</text:p>
            </text:list-item>
            <text:list-item>
              <text:p text:style-name="P80">Ayudas publicas</text:p>
            </text:list-item>
          </text:list>
        </text:list-item>
        <text:list-item>
          <text:p text:style-name="P80">Recursos humanos</text:p>
          <text:list>
            <text:list-item>
              <text:p text:style-name="P80">Cualificados</text:p>
            </text:list-item>
          </text:list>
        </text:list-item>
      </text:list>
      <text:p text:style-name="P28"/>
      <text:p text:style-name="P28"><text:span text:style-name="T5">LOS SIGNOS IDENTIFICATIVOS DE LA EMPRESA</text:span> </text:p>
      <text:list xml:id="list1133351330" text:style-name="L21">
        <text:list-item>
          <text:p text:style-name="P81">Denominazion o razon social (nombre legal que tiene que tener la empresa)</text:p>
        </text:list-item>
        <text:list-item>
          <text:p text:style-name="P81">Nombre comercial (El nombre de la empresa que sale de vista al publico)</text:p>
        </text:list-item>
        <text:list-item>
          <text:p text:style-name="P81">Rotulo del establecimiento</text:p>
        </text:list-item>
        <text:list-item>
          <text:p text:style-name="P81">Logotipo</text:p>
        </text:list-item>
        <text:list-item>
          <text:p text:style-name="P81">Marcas</text:p>
        </text:list-item>
        <text:list-item>
          <text:p text:style-name="P81">Patente</text:p>
        </text:list-item>
      </text:list>
      <text:p text:style-name="P30"/>
      <text:p text:style-name="P30"/>
      <text:p text:style-name="P30"/>
      <text:p text:style-name="P35">EL ENTORNO DE LA EMPRESAS (<text:span text:style-name="T7">IMPORTANTE</text:span>)</text:p>
      <text:p text:style-name="P37">GENERAL</text:p>
      <text:p text:style-name="P35"/>
      <text:p text:style-name="P31">Análisis P.E.S.T (iniciales de los 4 grupos generales del entorno)</text:p>
      <text:list xml:id="list2339788524" text:style-name="L22">
        <text:list-item>
          <text:p text:style-name="P82">Factores politico-legales</text:p>
          <text:list>
            <text:list-item>
              <text:p text:style-name="P82">Sistema politico y de gobierno</text:p>
            </text:list-item>
          </text:list>
        </text:list-item>
        <text:list-item>
          <text:p text:style-name="P82">Factores economicos</text:p>
          <text:list>
            <text:list-item>
              <text:p text:style-name="P82">Crecimiento economico o de crisis economicoa</text:p>
            </text:list-item>
            <text:list-item>
              <text:p text:style-name="P82">Mercado laboral</text:p>
            </text:list-item>
            <text:list-item>
              <text:p text:style-name="P82">Tipo de interes</text:p>
            </text:list-item>
            <text:list-item>
              <text:p text:style-name="P82">Tasa de inflacion o I.P.C</text:p>
            </text:list-item>
            <text:list-item>
              <text:p text:style-name="P82">Renta disponible</text:p>
            </text:list-item>
          </text:list>
        </text:list-item>
        <text:list-item>
          <text:p text:style-name="P82">Factores socioculturales</text:p>
          <text:list>
            <text:list-item>
              <text:p text:style-name="P82">Estilo de vida</text:p>
            </text:list-item>
            <text:list-item>
              <text:p text:style-name="P82">Cambios sociales</text:p>
            </text:list-item>
            <text:list-item>
              <text:p text:style-name="P82">Situacion demografica</text:p>
            </text:list-item>
          </text:list>
        </text:list-item>
        <text:list-item>
          <text:p text:style-name="P82">Factores tecnologicos</text:p>
          <text:list>
            <text:list-item>
              <text:p text:style-name="P82">Desarrollo tecnologico</text:p>
            </text:list-item>
            <text:list-item>
              <text:p text:style-name="P82">Inversion de I+D+I</text:p>
            </text:list-item>
          </text:list>
        </text:list-item>
      </text:list>
      <text:p text:style-name="P32"/>
      <text:p text:style-name="P37">ESPECIFICO</text:p>
      <text:p text:style-name="P37"/>
      <text:p text:style-name="P8">Factores externos pero que solo afectan a nuestra empresas</text:p>
      <text:list xml:id="list3768908494" text:style-name="L23">
        <text:list-item>
          <text:p text:style-name="P65">Competidores que ya existen y puedan entrar</text:p>
        </text:list-item>
        <text:list-item>
          <text:p text:style-name="P65">Proveedores de materias primas y suministros</text:p>
        </text:list-item>
        <text:list-item>
          <text:p text:style-name="P65">Clientes y su poder a la hora de negociar el precio</text:p>
        </text:list-item>
        <text:list-item>
          <text:p text:style-name="P65">Producto</text:p>
        </text:list-item>
      </text:list>
      <text:p text:style-name="P8"/>
      <text:p text:style-name="P8">Fuerzas Competitivas → Modelo Porter</text:p>
      <text:list xml:id="list1673267738" text:style-name="L24">
        <text:list-item>
          <text:p text:style-name="P66">Grado de competencia entre empresas actuales </text:p>
          <text:list>
            <text:list-item>
              <text:p text:style-name="P66">Numero de empresas que ya existan</text:p>
            </text:list-item>
            <text:list-item>
              <text:p text:style-name="P66"><text:soft-page-break/>Crecimiento del sector</text:p>
            </text:list-item>
            <text:list-item>
              <text:p text:style-name="P66">Diferenciar el producto de otro de la competencia</text:p>
            </text:list-item>
            <text:list-item>
              <text:p text:style-name="P66">Exceso de capacidad de producción</text:p>
            </text:list-item>
            <text:list-item>
              <text:p text:style-name="P66">Barreras de salida del sector</text:p>
            </text:list-item>
          </text:list>
        </text:list-item>
        <text:list-item>
          <text:p text:style-name="P66">Posibilidad de entrada de nuevos competidores</text:p>
          <text:list>
            <text:list-item>
              <text:p text:style-name="P66">Grandes inversiones</text:p>
            </text:list-item>
            <text:list-item>
              <text:p text:style-name="P66">Diferenciación del producto / marca diferente</text:p>
            </text:list-item>
            <text:list-item>
              <text:p text:style-name="P66">Acceso canales de distribución</text:p>
            </text:list-item>
            <text:list-item>
              <text:p text:style-name="P66">Requisitos legales</text:p>
            </text:list-item>
          </text:list>
        </text:list-item>
        <text:list-item>
          <text:p text:style-name="P66">Amenaza de otros productos sustitutivos → Mismo uso y satisfacen la misma necesidad, por ejemplo las tablet y los ordenadores portátiles</text:p>
        </text:list-item>
        <text:list-item>
          <text:p text:style-name="P66">Poder negociación de proveedores y de clientes </text:p>
          <text:list>
            <text:list-item>
              <text:p text:style-name="P66">Su numero, si hay productos sustitutivos, ser un cliente importante o no</text:p>
            </text:list-item>
          </text:list>
        </text:list-item>
      </text:list>
      <text:p text:style-name="P8"/>
      <text:p text:style-name="P20">ANALISIS DE AMENAZAS</text:p>
      <text:p text:style-name="P19">ANALISIS D.A.F.O DEL ENTORNO Y LA EMPRESAS</text:p>
      <text:p text:style-name="P19"/>
      <text:p text:style-name="P19">Fortalezas(internas) » </text:p>
      <text:p text:style-name="P19">Oportunidades(externas) »</text:p>
      <text:p text:style-name="P19">Debilidades(internas) »</text:p>
      <text:p text:style-name="P19">Amenazas(externo) »</text:p>
      <text:p text:style-name="P21">CULTURA EMPRESARIAL </text:p>
      <text:p text:style-name="P18">Conjunto de normas, habitos y valores de las personas que forman la organización …</text:p>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3T08:11:32.978000000</meta:creation-date>
    <dc:date>2022-10-18T19:59:30.446000000</dc:date>
    <meta:editing-duration>PT3H36M49S</meta:editing-duration>
    <meta:editing-cycles>45</meta:editing-cycles>
    <meta:generator>LibreOffice/7.3.3.2$Windows_X86_64 LibreOffice_project/d1d0ea68f081ee2800a922cac8f79445e4603348</meta:generator>
    <meta:document-statistic meta:table-count="3" meta:image-count="0" meta:object-count="0" meta:page-count="9" meta:paragraph-count="333" meta:word-count="2341" meta:character-count="14199" meta:non-whitespace-character-count="12305"/>
  </office:meta>
</office:document-meta>
</file>